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19" calcext:value-type="float">
            <text:p>119</text:p>
          </table:table-cell>
          <table:table-cell table:style-name="ce7" table:formula="of:=COUNTIF([.B7:.B135];&quot;X&quot;)" office:value-type="float" office:value="95" calcext:value-type="float">
            <text:p>95</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7" calcext:value-type="float">
            <text:p>137</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2">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 table:number-rows-repeated="1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0">00/00/0000</text:date>, <text:time style:data-style-name="N2" text:time-value="21:52:18.7505975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0T21:52:59.184240373</dc:date>
    <meta:editing-duration>PT9H7M59S</meta:editing-duration>
    <meta:editing-cycles>145</meta:editing-cycles>
    <meta:document-statistic meta:table-count="1" meta:cell-count="695" meta:object-count="0"/>
  </office:meta>
</office:document-meta>
</file>